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823c1" officeooo:paragraph-rsid="000823c1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blic JLabelDemo(){</text:p>
      <text:p text:style-name="P1"><text:tab/><text:tab/>setBounds(300, 300, 400, 400);</text:p>
      <text:p text:style-name="P1"><text:tab/><text:tab/>setDefaultCloseOperation(EXIT_ON_CLOSE);</text:p>
      <text:p text:style-name="P1"><text:tab/><text:tab/>Container c=getContentPane();</text:p>
      <text:p text:style-name="P1"><text:tab/><text:tab/>setVisible(true);</text:p>
      <text:p text:style-name="P1"><text:tab/><text:tab/>JLabel l=new JLabel("标签");</text:p>
      <text:p text:style-name="P1"><text:tab/><text:tab/>//l.setText("这是一个标签");//更改标签内容</text:p>
      <text:p text:style-name="P1"><text:tab/><text:tab/>//System.out.println(l.getText());//获取标签内容</text:p>
      <text:p text:style-name="P1"><text:tab/><text:tab/>l.setFont(new Font("微软雅黑",Font.BOLD,15));//更改字体样式</text:p>
      <text:p text:style-name="P1"><text:tab/><text:tab/>l.setForeground(Color.PINK);//更改标签字体颜色</text:p>
      <text:p text:style-name="P1"><text:tab/><text:tab/>c.add(l);</text:p>
      <text:p text:style-name="P1"><text:tab/></text:p>
      <text:p text:style-name="P1"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11S</meta:editing-duration>
    <meta:editing-cycles>3</meta:editing-cycles>
    <meta:generator>LibreOffice/5.3.0.3$Windows_X86_64 LibreOffice_project/7074905676c47b82bbcfbea1aeefc84afe1c50e1</meta:generator>
    <dc:date>2017-12-23T20:14:34.828000000</dc:date>
    <meta:document-statistic meta:table-count="0" meta:image-count="0" meta:object-count="0" meta:page-count="1" meta:paragraph-count="13" meta:word-count="61" meta:character-count="353" meta:non-whitespace-character-count="323"/>
    <meta:user-defined meta:name="Info 1"/>
    <meta:user-defined meta:name="Info 2"/>
    <meta:user-defined meta:name="Info 3"/>
    <meta:user-defined meta:name="Info 4"/>
  </office:meta>
</office:document-meta>
</file>